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006697"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style>
    <style:style style:name="P5" style:family="paragraph" style:parent-style-name="Standard" style:list-style-name="">
      <style:paragraph-properties fo:margin-top="0in" fo:margin-bottom="0.139in" fo:line-height="115%"/>
      <style:text-properties fo:color="#929292" fo:font-size="11pt" fo:language="en" fo:country="none" fo:font-weight="bold" style:font-size-asian="11pt" style:font-weight-asian="bold" style:font-size-complex="11pt" style:font-weight-complex="bold"/>
    </style:style>
    <style:style style:name="P6"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2">_</text:p>
      <text:p text:style-name="P1">Act 2</text:p>
      <text:p text:style-name="P2">1. =002653</text:p>
      <text:p text:style-name="P2">.-.. . - ... --. ---!!!</text:p>
      <text:p text:style-name="P2">LETS GO!!!</text:p>
      <text:p text:style-name="P2">_</text:p>
      <text:p text:style-name="P2">2. =002655</text:p>
      <text:p text:style-name="P2">.... ..- .-. .-. -.-- ..- .--.!!!</text:p>
      <text:p text:style-name="P2">HURRY UP!!!</text:p>
      <text:p text:style-name="P2">.. ... - .... .. ... .-. . .- .-.. .-.. -.-- -. . -.-. . ... ... .- .-. -.--???</text:p>
      <text:p text:style-name="P2">IS THIS REALLY NECESSARY???</text:p>
      <text:p text:style-name="P2">- .... .. ... .. ... .. -. -.-. .-. . -.. .. -... .-.. -.-- ... .. .-.. .-.. -.--!!!</text:p>
      <text:p text:style-name="P2">THIS IS INCREDIBLY SILLY!!!</text:p>
      <text:p text:style-name="P2">_</text:p>
      <text:p text:style-name="P1">Act 3</text:p>
      <text:p text:style-name="P2">**Not exactly important, but text from a future set of Morse code pages comes from this entry (concerns Jade): =002697</text:p>
      <text:p text:style-name="P2">"Oh, but you could NEVER do that.</text:p>
      <text:p text:style-name="P2">What marvelous creatures they are. What a daring dream, to combine the finest qualities of humanity with the elegance and nobility of the animal kingdom. How you wish you could know their world. To hear one night those muted pawpads traipse up your stairs. A low but friendly growl unsettles your slumber, and as the sopor seeps from your eyes they detect a sharp pair of ears cutting moonlight. A mysterious wolven tongue invites. Wouldn't these ears suit you? Would not this proud long snout assist you in the hunt?</text:p>
      <text:p text:style-name="P2"><text:soft-page-break/>No need to answer. Words slough from the busy mind like a useless dead membrane as a more visceral sapience takes over. Something simpler is in charge now, a force untouched by the concerns and burdens of the upright, that farcical yoke the bipedal tow. It now drives you through the midnight brush, your paws whisking through creepers, unearthing with each bold stomp bright odors demanding investigation. But not for long, as you and your new friend must claim the night with piercing howls moonward.</text:p>
      <text:p text:style-name="P2">You eat a weird bug and don't even care."</text:p>
      <text:p text:style-name="P2">**</text:p>
      <text:p text:style-name="P2">_</text:p>
      <text:p text:style-name="P1">Intermission</text:p>
      <text:p text:style-name="P2">_</text:p>
      <text:p text:style-name="P1">Act 4</text:p>
      <text:p text:style-name="P2">_</text:p>
      <text:p text:style-name="P2">3. =003314</text:p>
      <text:p text:style-name="P2">-.-- .- -.--!!!</text:p>
      <text:p text:style-name="P2">YAY!!!</text:p>
      <text:p text:style-name="P2">_</text:p>
      <text:p text:style-name="P2">4. =003881</text:p>
      <text:p text:style-name="P2">--- .... -- -.--</text:p>
      <text:p text:style-name="P2">OH MY</text:p>
      <text:p text:style-name="P2">_</text:p>
      <text:p text:style-name="P1">Act 5</text:p>
      <text:p text:style-name="P2">_</text:p>
      <text:p text:style-name="P1">Act 5 Act 2</text:p>
      <text:p text:style-name="P2">_</text:p>
      <text:p text:style-name="P2">5. =004866</text:p>
      <text:p text:style-name="P2"><text:soft-page-break/>--- .... -. ---!!!</text:p>
      <text:p text:style-name="P2">OH NO!!!</text:p>
      <text:p text:style-name="P2">_</text:p>
      <text:p text:style-name="P2">6. =005169</text:p>
      <text:p text:style-name="P2">....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p>
      <text:p text:style-name="P2">Help! My friend is stuck inside the big can, inside a small house he built! You must hurry, he is not very bright and he doesn't understand it when I blink! Are you watching me? Oh no, don't blink me you don't understand blinking either!!! How do you people even exchange ideas without luminous rear ends!!!!!!</text:p>
      <text:p text:style-name="P2">_</text:p>
      <text:p text:style-name="P2">7. =005172</text:p>
      <text:p text:style-name="P2">.-- .... .- - / .- / -.. .- .-. .. -. --. / -.. .-. . .- -- </text:p>
      <text:p text:style-name="P2">What a daring dream,</text:p>
      <text:p text:style-name="P2">_</text:p>
      <text:p text:style-name="P2">8. =005173</text:p>
      <text:p text:style-name="P2">- --- / -.-. --- -- -... .. -. . / - .... . / ..-. .. -. . ... - / --.- ..- .- .-.. .. - .. . ... / --- ..-. / .... ..- -- .- -. .. - -.-- / .-- .. - .... / - .... . / . .-.. . --. .- -. -.-. . / .- -. -.. / -. --- -... .. .-.. .. - -.-- / --- ..-. / - .... . / .- -. .. -- .- .-.. / -.- .. -. --. -.. --- --</text:p>
      <text:p text:style-name="P2"><text:soft-page-break/>to combine the finest qualities of humanity with the elegance and nobility of the animal kingdom.</text:p>
      <text:p text:style-name="P2">_</text:p>
      <text:p text:style-name="P2">9. =005174</text:p>
      <text:p text:style-name="P2">.... --- .-- / -.-- --- ..- / .-- .. ... .... / -.-- --- ..- / -.-. --- ..- .-.. -.. / -.- -. --- .-- / - .... . .. .-. / .-- --- .-. .-.. -..</text:p>
      <text:p text:style-name="P2">How you wish you could know their world.</text:p>
      <text:p text:style-name="P2">_</text:p>
      <text:p text:style-name="P2">10. =005175</text:p>
      <text:p text:style-name="P2">- --- / .... . .- .-. / --- -. . / -. .. --. .... - / - .... --- ... . / -- ..- - . -.. / .--. .- .-- .--. .- -.. ... / - .-. .- .. .--. ... . / ..- .--. / -.-- --- ..- .-. / ... - .- .. .-. ...</text:p>
      <text:p text:style-name="P2">To hear one night those muted pawpads traipse up your stairs.</text:p>
      <text:p text:style-name="P2">_</text:p>
      <text:p text:style-name="P2">11. =005176</text:p>
      <text:p text:style-name="P2">.- / .-.. --- .-- / -... ..- - / ..-. .-. .. . -. -.. .-.. -.-- / --. .-. --- .-- .-.. / ..- -. ... . - - .-.. . ... / -.-- --- ..- .-. / ... .-.. ..- -- -... . .-.</text:p>
      <text:p text:style-name="P2">A low but friendly growl unsettles your slumber,</text:p>
      <text:p text:style-name="P2">_</text:p>
      <text:p text:style-name="P2">12. =005177</text:p>
      <text:p text:style-name="P2">.- -. -.. / .- ... / - .... . / ... --- .--. --- .-. / ... . . .--. ... / ..-. .-. --- -- / -.-- --- ..- .-. / . -.-- . ...</text:p>
      <text:p text:style-name="P2">And as the sopor seeps from your eyes</text:p>
      <text:p text:style-name="P2">_</text:p>
      <text:p text:style-name="P2">13. =005178</text:p>
      <text:p text:style-name="P2">- .... . -.-- / -.. . - . -.-. - / .- / ... .... .- .-. .--. / .--. .- .. .-. / --- ..-. / . .- .-. ... / -.-. ..- - - .. -. --. / -- --- --- <text:soft-page-break/>-. .-.. .. --. .... -</text:p>
      <text:p text:style-name="P2">They detect a sharp pair of ears cutting moonlight.</text:p>
      <text:p text:style-name="P2">_</text:p>
      <text:p text:style-name="P2">14. =005179</text:p>
      <text:p text:style-name="P2">.- / -- -.-- ... - . .-. .. --- ..- ... / .-- --- .-.. ...- . -. / - --- -. --. ..- . / .. -. ...- .. - . ...</text:p>
      <text:p text:style-name="P2">A mysterious wolven tongue invites.</text:p>
      <text:p text:style-name="P2">_</text:p>
      <text:p text:style-name="P2">15. =005180</text:p>
      <text:p text:style-name="P2">.-- --- ..- .-.. -.. -. .----. - / - .... . ... . / . .- .-. ... / ... ..- .. - / -.-- --- ..- ?</text:p>
      <text:p text:style-name="P2">Wouldn't these ears suit you?</text:p>
      <text:p text:style-name="P2">_</text:p>
      <text:p text:style-name="P2">16. =005181</text:p>
      <text:p text:style-name="P2">.-- --- ..- .-.. -.. / -. --- - / - .... .. ... / .--. .-. --- ..- -.. / .-.. --- -. --. / ... -. --- ..- - / .- ... ... .. ... - / -.-- --- ..- / .. -. / - .... . / .... ..- -. - ?</text:p>
      <text:p text:style-name="P2">Would not this proud long snout assist you in the hunt?</text:p>
      <text:p text:style-name="P2">_</text:p>
      <text:p text:style-name="P2">17. =005192</text:p>
      <text:p text:style-name="P3">.... . -.-- / -.-- --- ..- !!!!!!!!</text:p>
      <text:p text:style-name="P3">.--- ..- ... - / .-- .... .- - / -.. --- / -.-- --- ..- / - .... .. -. -.- / -.-- --- ..- .-. . / .--. .-.. .- -. -. .. -. --. / --- -. / -.. --- .. -. --. / .-- .. - .... / - .... .- - / .-. .. -. --. ?</text:p>
      <text:p text:style-name="P3">Hey you!!!!!!!! Just what do you think you're planning on doing with that ring?</text:p>
      <text:p text:style-name="P2">_</text:p>
      <text:p text:style-name="P2">18. =005193</text:p>
      <text:p text:style-name="P3"><text:soft-page-break/>.-- .... .- - . ...- . .-. / .. - / .. ... / ..-. --- .-. --. . - / .. - !</text:p>
      <text:p text:style-name="P3">- .... . / ... .-.. .- -.-- . .-. / .. ... / -- .. .. .. .. .. .. .. .. -. . ::::)</text:p>
      <text:p text:style-name="P3">Whatever it is, forget it. The slayer is miiiiiiiine. ::::)</text:p>
      <text:p text:style-name="P2">_</text:p>
      <text:p text:style-name="P2">19. =005194</text:p>
      <text:p text:style-name="P3">-. --- .-- / .-- ---.. -.- . / ..- .--. !</text:p>
      <text:p text:style-name="P3">Now w8ke up!</text:p>
      <text:p text:style-name="P2">_</text:p>
      <text:p text:style-name="P2">20. =005195</text:p>
      <text:p text:style-name="P3">.. / ... .- .. -.. / .-- ---.. ---.. ---.. ---.. ---.. ---.. ---.. ---.. -.- . !</text:p>
      <text:p text:style-name="P3">I said W88888888KE!</text:p>
      <text:p text:style-name="P2">_</text:p>
      <text:p text:style-name="P1">Act 6</text:p>
      <text:p text:style-name="P2">_</text:p>
      <text:p text:style-name="P1">Act 6 Intermission 1</text:p>
      <text:p text:style-name="P2">_</text:p>
      <text:p text:style-name="P2">21. =006210</text:p>
      <text:p text:style-name="P2">-.-- --- ..- ... ..- -.-. -.-!!!</text:p>
      <text:p text:style-name="P2">YOU SUCK!!!</text:p>
      <text:p text:style-name="P2">_</text:p>
      <text:p text:style-name="P2">22. =006220</text:p>
      <text:p text:style-name="P2">-.-. --- .-- .- .-. -..!</text:p>
      <text:p text:style-name="P2">COWARD!</text:p>
      <text:p text:style-name="P2">_</text:p>
      <text:p text:style-name="P2"><text:soft-page-break/>23. =006223</text:p>
      <text:p text:style-name="P4"><text:span text:style-name="T1">.--. .-.. . .- ... . </text:span><text:span text:style-name="T2">...</text:span><text:span text:style-name="T1"> (actual elipsis)</text:span></text:p>
      <text:p text:style-name="P2">PLEASE...</text:p>
      <text:p text:style-name="P2">_</text:p>
      <text:p text:style-name="P2">24. =006224</text:p>
      <text:p text:style-name="P2">.... . .-.. .--. .... .. --!!!</text:p>
      <text:p text:style-name="P2">HELP HIM!!!</text:p>
      <text:p text:style-name="P2">_</text:p>
      <text:p text:style-name="P2">25. =006284</text:p>
      <text:p text:style-name="P2">-.-- --- ..- - .... . .-. . --..-- -- .. ... ... ! .--. .-.. . .- ... . ... .- ...- . -- -.-- ..-. .-. .. . -. -.. !</text:p>
      <text:p text:style-name="P2">YOU THERE, MISS! PLEASE SAVE MY FRIEND!</text:p>
      <text:p text:style-name="P2">_</text:p>
      <text:p text:style-name="P1">Act 6 Act 2</text:p>
      <text:p text:style-name="P2">_</text:p>
      <text:p text:style-name="P1">Act 6 Intermission 2</text:p>
      <text:p text:style-name="P2">_</text:p>
      <text:p text:style-name="P1">Act 6 Act 3</text:p>
      <text:p text:style-name="P2">_</text:p>
      <text:p text:style-name="P1">Act 6 Intermission 3</text:p>
      <text:p text:style-name="P2">_</text:p>
      <text:p text:style-name="P1">Act 6 Act 4</text:p>
      <text:p text:style-name="P2">_</text:p>
      <text:p text:style-name="P1">Act 6 Intermission 4</text:p>
      <text:p text:style-name="P2">_</text:p>
      <text:p text:style-name="P1"><text:soft-page-break/>Act 6 Act 5</text:p>
      <text:p text:style-name="P2">_</text:p>
      <text:p text:style-name="P2">26. Calliope's log</text:p>
      <text:p text:style-name="P5">27. RxLa12: =007493</text:p>
      <text:p text:style-name="P5">....................... !</text:p>
      <text:p text:style-name="P5">... .... .... .... .... .... !!!</text:p>
      <text:p text:style-name="P5">shhhhh!!!</text:p>
      <text:p text:style-name="P5">- .... .- -. -.- / -.-- --- ..- !</text:p>
      <text:p text:style-name="P5">thank yoU!</text:p>
      <text:p text:style-name="P5">- .... . / ... .... --- .-. - / .- -. ... .-- . .-. / .. ... --..-- / -.-- --- ..- / .- .-. . / .... .- ...- .. -. --. / .- / -.. .-. . .- --</text:p>
      <text:p text:style-name="P5">the short answer is, yoU are having a dream</text:p>
      <text:p text:style-name="P2">_</text:p>
      <text:p text:style-name="P2">27. Calliope's log</text:p>
      <text:p text:style-name="P5">28. RxLa13: =007494</text:p>
      <text:p text:style-name="P5">- .... . .-. . / .-- .. .-.. .-.. / -... . / .--. .-.. . -. - -.-- / --- ..-. / - .. -- . / - --- / - .- .-.. -.- / ... --- --- -. --..-- / -... ..- - / .-.. . - .----. ... / .--. .-.. . .- ... . / -.- . . .--. / .- / .-.. --- .-- / .--. .-. --- ..-. .. .-.. . / ..-. --- .-. / -. --- .-- </text:p>
      <text:p text:style-name="P5">there will be plenty of time to talk soon, bUt let's please keep a low profile for now</text:p>
      <text:p text:style-name="P5">..- ~ ..-</text:p>
      <text:p text:style-name="P5">u~u</text:p>
      <text:p text:style-name="P5">... --- / -- -.-- / -... .-. --- - .... . .-. / -.. --- . ... -. .----. - / .... . .- .-. / ..- ...</text:p>
      <text:p text:style-name="P5">my brother doesn't hear Us</text:p>
      <text:p text:style-name="P5">-.-- . ...</text:p>
      <text:p text:style-name="P5">yes</text:p>
      <text:p text:style-name="P5"><text:soft-page-break/>.... . / .. ... / .--. .- ... ... .. -. --. / -. . .- .-. -... -.-- / .-- .... .. .-.. . / -.. --- .. -. --. / -.. .- -- .- --. . / - --- / - .... . / ..-. ..- .-. - .... . ... - / .-. .. -. --.</text:p>
      <text:p text:style-name="P5">he is passing nearby while doing damage to the fUrthest ring</text:p>
      <text:p text:style-name="P5">.... . / .. ... / ..-. --- .-.. .-.. --- .-- .. -. --. / .- / .-.. .- .-. --. . / .--. .- .-. - -.-- / --- ..-. / --. .... --- ... - ... --..-- / .. -. / .... --- .--. . ... / - .... . -.-- / .-- .. .-.. .-.. / .-.. . .- -.. / .... .. -- / - --- / -- .</text:p>
      <text:p text:style-name="P5">he is following a large party of ghosts, in hopes they will lead him to me</text:p>
      <text:p text:style-name="P5">.... .. ... / .. -. - . -. - / .. ... / - --- / -.. . ... - .-. --- -.-- / -- -.-- / ... --- ..- .-.. / ..- _ ..-</text:p>
      <text:p text:style-name="P5">his intent is to destroy my soul uTu</text:p>
      <text:p text:style-name="P5">-.-- --- ..- / .- .-. . / ...- . .-. -.-- / ... .-- . . - .-.-.- / .. / -- .. ... ... . -.. / -.-- --- ..- --..-- / .-. --- -..- -.-- .-.-.-</text:p>
      <text:p text:style-name="P5">yoU are very sweet. i missed you, roxy.</text:p>
      <text:p text:style-name="P5">-... ..- - / - .... . .-. . / .. ... / -. --- - / -- ..- -.-. .... / -.-- --- ..- / -.-. .- -. / -.. --- / .- - / - .... . / -- --- -- . -. - --..-- / --- - .... . .-. / - .... .- -. / .-. . -- .- .. -. / -.. .. ... -.-. .-. . . - .-.-.-</text:p>
      <text:p text:style-name="P5">bUt there is not mUch yoU can do at the moment, other than remain discreet.</text:p>
      <text:p text:style-name="P5">.-.. . - .----. ... / -.-. --- -. - .. -. ..- . / - .... .. ... / . .-.. ... . .-- .... . .-. . .-.-.- / ..-. --- .-.. .-.. --- .-- / -- . !</text:p>
      <text:p text:style-name="P5">let's continUe this elsewhere. follow me!</text:p>
      <text:p text:style-name="P2">_</text:p>
      <text:p text:style-name="P2">28. Calliope's log</text:p>
      <text:p text:style-name="P5">29. RxLa14: =007496</text:p>
      <text:p text:style-name="P5">-. ---</text:p>
      <text:p text:style-name="P5">no</text:p>
      <text:p text:style-name="P5"><text:soft-page-break/>-... ..- - / .-.. . - .----. ... / -.- . . .--. / --. --- .. -. --.</text:p>
      <text:p text:style-name="P5">bUt let's keep going</text:p>
      <text:p text:style-name="P5">.. - / .- .--. .--. . .- .-. ... / - --- / -... . / - .... . / --- ..- - ..-. .. - / --- ..-. / .- / ..-. .- ... .... .. --- -. .- -... .-.. . / ... -.-. .. . -. -.-. . / .-- --- -- .- -. ?</text:p>
      <text:p text:style-name="P5">it appears to be the outfit of a fashionable science woman?</text:p>
      <text:p text:style-name="P2">_</text:p>
      <text:p text:style-name="P2">29. Calliope's log</text:p>
      <text:p text:style-name="P5">30. RxLa15: =007499</text:p>
      <text:p text:style-name="P5">..- --</text:p>
      <text:p text:style-name="P5">Um</text:p>
      <text:p text:style-name="P5">---... ...-</text:p>
      <text:p text:style-name="P5">:v</text:p>
      <text:p text:style-name="P5">-.-- . ... --..-- / -... ..- - / .-- . / .... .- ...- . / - --- / --. --- !</text:p>
      <text:p text:style-name="P5">yes, bUt we have to go!</text:p>
      <text:p text:style-name="P2">_</text:p>
      <text:p text:style-name="P2">30. Calliope's log</text:p>
      <text:p text:style-name="P5">31. RxLa16: =007500</text:p>
      <text:p text:style-name="P5">- .... . -. / .... ..- .-. .-. -.-- / ..- .--. !</text:p>
      <text:p text:style-name="P5">then hUrry Up!</text:p>
      <text:p text:style-name="P2">_</text:p>
      <text:p text:style-name="P2">31. Calliope's log</text:p>
      <text:p text:style-name="P5">32. RxLa17: =007501</text:p>
      <text:p text:style-name="P5">- .... .. ... / .-- .- -.-- !</text:p>
      <text:p text:style-name="P5">this way!</text:p>
      <text:p text:style-name="P2">_</text:p>
      <text:p text:style-name="P2"><text:soft-page-break/>32. Calliope's log</text:p>
      <text:p text:style-name="P5">33. RxLa18: =007502</text:p>
      <text:p text:style-name="P5">.-. . -- . -- -... . .-. --..-- / -.-- --- ..- .----. .-. . / --- -. .-.. -.-- / -.. .-. . .- -- .. -. --.</text:p>
      <text:p text:style-name="P5">remember, yoU're only dreaming</text:p>
      <text:p text:style-name="P5">.- .-.. .-.. / - .... .- - / -.-- --- ..- / ... . . / .. ... / -.-. --- -- .. -. --. / ..-. .-. --- -- / -.-- --- ..- .-. / -- . -- --- .-. .. . ... / .- -. -.. / ... ..- -... -.-. --- -. ... -.-. .. --- ..- ...</text:p>
      <text:p text:style-name="P5">all that yoU see is coming from yoUr memories and sUbconscioUs</text:p>
      <text:p text:style-name="P5">... .... .... .... .... .... !</text:p>
      <text:p text:style-name="P5">shhhhh!</text:p>
      <text:p text:style-name="P2">_</text:p>
      <text:p text:style-name="P2">33. Calliope's log</text:p>
      <text:p text:style-name="P5">34. RxLa19: =007503</text:p>
      <text:p text:style-name="P5">- .... .-. --- ..- --. .... / .... . .-. .</text:p>
      <text:p text:style-name="P5">throUgh here</text:p>
      <text:p text:style-name="P5">.-- . / .-- .. .-.. .-.. / .... .- ...- . / -- --- .-. . / .--. .-. .. ...- .- -.-. -.-- / .... . .-. .</text:p>
      <text:p text:style-name="P5">we will have more privacy here</text:p>
      <text:p text:style-name="P5">-. --- - / . -..- .- -.-. - .-.. -.--</text:p>
      <text:p text:style-name="P5">not exactly</text:p>
      <text:p text:style-name="P2">_</text:p>
      <text:p text:style-name="P2">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1" meta:paragraph-count="223" meta:word-count="2692" meta:character-count="10128"/>
    <meta:generator>OpenOffice/4.1.2$Win32 OpenOffice.org_project/412m3$Build-9782</meta:generator>
  </office:meta>
</office:document-meta>
</file>